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start-width="0.3cm" draw:textarea-horizontal-align="center" draw:textarea-vertical-align="middle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.061cm" svg:height="0.916cm" svg:x="14.075cm" svg:y="2cm">
          <text:p text:style-name="P1">Projeto(repo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61cm" svg:height="0.688cm" svg:x="14.075cm" svg:y="3.767cm">
          <text:p text:style-name="P1">projet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62cm" svg:height="0.688cm" svg:x="2.5cm" svg:y="4.5cm">
          <text:p text:style-name="P1">et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33cm" svg:height="0.688cm" svg:x="26.167cm" svg:y="3.812cm">
          <text:p text:style-name="P1">doc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75cm" svg:height="0.687cm" svg:x="17.625cm" svg:y="7.313cm">
          <text:p text:style-name="P1">setting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74cm" svg:height="0.687cm" svg:x="22.5cm" svg:y="6cm">
          <text:p text:style-name="P1">scrip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36cm" svg:height="0.687cm" svg:x="5.682cm" svg:y="7.989cm">
          <text:p text:style-name="P1">minhaAp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04cm" svg:height="0.687cm" svg:x="2cm" svg:y="10.313cm">
          <text:p text:style-name="P1">model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74cm" svg:height="0.687cm" svg:x="5.682cm" svg:y="10.313cm">
          <text:p text:style-name="P1">admi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4.909cm" svg:y1="3.636cm" svg:x2="14.909cm" svg:y2="2.818cm">
          <text:p/>
        </draw:line>
        <draw:line draw:style-name="gr2" draw:text-style-name="P2" draw:layer="layout" svg:x1="26cm" svg:y1="4cm" svg:x2="16.136cm" svg:y2="2.409cm">
          <text:p/>
        </draw:line>
        <draw:line draw:style-name="gr2" draw:text-style-name="P2" draw:layer="layout" svg:x1="4.5cm" svg:y1="5cm" svg:x2="14cm" svg:y2="2.5cm">
          <text:p/>
        </draw:line>
        <draw:line draw:style-name="gr2" draw:text-style-name="P2" draw:layer="layout" svg:x1="6.5cm" svg:y1="6cm" svg:x2="14cm" svg:y2="4cm">
          <text:p/>
        </draw:line>
        <draw:line draw:style-name="gr2" draw:text-style-name="P2" draw:layer="layout" svg:x1="18cm" svg:y1="7.5cm" svg:x2="14.909cm" svg:y2="4.455cm">
          <text:p/>
        </draw:line>
        <draw:line draw:style-name="gr2" draw:text-style-name="P2" draw:layer="layout" svg:x1="23cm" svg:y1="6cm" svg:x2="16.136cm" svg:y2="4.455cm">
          <text:p/>
        </draw:line>
        <draw:line draw:style-name="gr2" draw:text-style-name="P2" draw:layer="layout" svg:x1="3.636cm" svg:y1="10.312cm" svg:x2="5.681cm" svg:y2="8.676cm">
          <text:p/>
        </draw:line>
        <draw:line draw:style-name="gr2" draw:text-style-name="P2" draw:layer="layout" svg:x1="6.5cm" svg:y1="10.312cm" svg:x2="6.5cm" svg:y2="8.676cm">
          <text:p/>
        </draw:line>
        <draw:custom-shape draw:style-name="gr1" draw:text-style-name="P2" draw:layer="layout" svg:width="1.637cm" svg:height="0.818cm" svg:x="25cm" svg:y="5.5cm">
          <text:p text:style-name="P2">lib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5cm" svg:y1="5.5cm" svg:x2="16.136cm" svg:y2="4.045cm">
          <text:p/>
        </draw:line>
        <draw:custom-shape draw:style-name="gr1" draw:text-style-name="P2" draw:layer="layout" svg:width="1.636cm" svg:height="0.818cm" svg:x="5.682cm" svg:y="6.091cm">
          <text:p text:style-name="P2">app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5cm" svg:y1="8.136cm" svg:x2="6.5cm" svg:y2="6.909cm">
          <text:p/>
        </draw:line>
        <draw:custom-shape draw:style-name="gr1" draw:text-style-name="P2" draw:layer="layout" svg:width="1.636cm" svg:height="0.818cm" svg:x="8.864cm" svg:y="6cm">
          <text:p text:style-name="P2">medi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637cm" svg:height="0.818cm" svg:x="13cm" svg:y="5.682cm">
          <text:p text:style-name="P2">stati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7cm" svg:height="0.818cm" svg:x="12.5cm" svg:y="7.682cm">
          <text:p text:style-name="P2">cs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6cm" svg:height="0.818cm" svg:x="14.5cm" svg:y="7cm">
          <text:p text:style-name="P2">image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27cm" svg:height="0.818cm" svg:x="11cm" svg:y="7cm">
          <text:p text:style-name="P2">j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55cm" svg:height="0.818cm" svg:x="19.5cm" svg:y="6.182cm">
          <text:p text:style-name="P2">templat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43cm" svg:height="0.729cm" svg:x="16.671cm" svg:y="9.271cm">
          <text:p text:style-name="P1">config.py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" draw:text-style-name="P3" draw:layer="layout" svg:x1="10.5cm" svg:y1="6cm" svg:x2="14.5cm" svg:y2="4.5cm">
          <text:p/>
        </draw:line>
        <draw:line draw:style-name="gr2" draw:text-style-name="P3" draw:layer="layout" svg:x1="19.5cm" svg:y1="6.5cm" svg:x2="16cm" svg:y2="4.5cm">
          <text:p/>
        </draw:line>
        <draw:line draw:style-name="gr2" draw:text-style-name="P3" draw:layer="layout" svg:x1="12cm" svg:y1="7cm" svg:x2="13cm" svg:y2="6.5cm">
          <text:p/>
        </draw:line>
        <draw:line draw:style-name="gr2" draw:text-style-name="P3" draw:layer="layout" svg:x1="13cm" svg:y1="8cm" svg:x2="13.5cm" svg:y2="6.5cm">
          <text:p/>
        </draw:line>
        <draw:line draw:style-name="gr2" draw:text-style-name="P3" draw:layer="layout" svg:x1="15cm" svg:y1="7cm" svg:x2="14.5cm" svg:y2="6.5cm">
          <text:p/>
        </draw:line>
        <draw:custom-shape draw:style-name="gr1" draw:text-style-name="P1" draw:layer="layout" svg:width="1.7cm" svg:height="0.729cm" svg:x="14.8cm" svg:y="9.271cm">
          <text:p text:style-name="P1">apps.py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1.7cm" svg:height="0.729cm" svg:x="18.857cm" svg:y="9.271cm">
          <text:p text:style-name="P1">env_dev.py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1.7cm" svg:height="0.729cm" svg:x="20.8cm" svg:y="9.271cm">
          <text:p text:style-name="P1">prod_dev.py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" draw:text-style-name="P3" draw:layer="layout" svg:x1="15.5cm" svg:y1="9.5cm" svg:x2="18cm" svg:y2="8cm">
          <text:p/>
        </draw:line>
        <draw:line draw:style-name="gr2" draw:text-style-name="P3" draw:layer="layout" svg:x1="17.5cm" svg:y1="9.5cm" svg:x2="18cm" svg:y2="8cm">
          <text:p/>
        </draw:line>
        <draw:line draw:style-name="gr2" draw:text-style-name="P3" draw:layer="layout" svg:x1="19.5cm" svg:y1="9.5cm" svg:x2="18.5cm" svg:y2="8cm">
          <text:p/>
        </draw:line>
        <draw:line draw:style-name="gr2" draw:text-style-name="P3" draw:layer="layout" svg:x1="21.5cm" svg:y1="9.5cm" svg:x2="19cm" svg:y2="8cm">
          <text:p/>
        </draw:line>
        <draw:line draw:style-name="gr2" draw:text-style-name="P3" draw:layer="layout" svg:x1="14cm" svg:y1="6cm" svg:x2="14.5cm" svg:y2="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rruda </meta:initial-creator>
    <meta:creation-date>2011-09-29T11:08:19</meta:creation-date>
    <dc:date>2011-09-29T15:30:09</dc:date>
    <dc:creator>arruda </dc:creator>
    <meta:editing-duration>PT4M4S</meta:editing-duration>
    <meta:editing-cycles>1</meta:editing-cycles>
    <meta:document-statistic meta:object-count="41"/>
    <meta:generator>BrOffice/3.3$Linux LibreOffice_project/330m19$Build-301</meta:generator>
  </office:meta>
</office:document-meta>
</file>